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 style:data-style-name="N3">
      <style:table-cell-properties fo:border="0.0008in solid #000000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Questions" table:style-name="ta1" table:print="false">
        <table:table-column table:style-name="co1" table:default-cell-style-name="ce1"/>
        <table:table-column table:style-name="co2" table:number-columns-repeated="2" table:default-cell-style-name="ce2"/>
        <table:table-column table:style-name="co2" table:default-cell-style-name="ce3"/>
        <table:table-column table:style-name="co3" table:default-cell-style-name="Default"/>
        <table:table-column table:style-name="co1" table:default-cell-style-name="ce1"/>
        <table:table-column table:style-name="co2" table:number-columns-repeated="2" table:default-cell-style-name="ce2"/>
        <table:table-column table:style-name="co2" table:default-cell-style-name="ce3"/>
        <table:table-row table:style-name="ro1">
          <table:table-cell table:style-name="Default" office:value-type="string">
            <text:p>Standard to Scientific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RANDBETWEEN(1;1000)*10^RANDBETWEEN(1;15)" office:value-type="float" office:value="4.29E+016" table:number-columns-spanned="2" table:number-rows-spanned="1">
            <text:p>42,900,000,000,000,000</text:p>
          </table:table-cell>
          <table:covered-table-cell/>
          <table:table-cell office:value-type="string">
            <text:p>x10 <text:s text:c="5"/></text:p>
          </table:table-cell>
          <table:table-cell/>
          <table:table-cell office:value-type="float" office:value="20">
            <text:p>20</text:p>
          </table:table-cell>
          <table:table-cell table:formula="of:=RANDBETWEEN(1;1000)*10^RANDBETWEEN(1;15)" office:value-type="float" office:value="106000000000" table:number-columns-spanned="2" table:number-rows-spanned="1">
            <text:p>106,000,000,000</text:p>
          </table:table-cell>
          <table:covered-table-cell/>
          <table:table-cell office:value-type="string">
            <text:p>x10 <text:s text:c="5"/>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RANDBETWEEN(1;1000)*10^RANDBETWEEN(1;15)" office:value-type="float" office:value="8.14E+016" table:number-columns-spanned="2" table:number-rows-spanned="1">
            <text:p>81,400,000,000,000,000</text:p>
          </table:table-cell>
          <table:covered-table-cell/>
          <table:table-cell office:value-type="string">
            <text:p>x10 <text:s text:c="5"/></text:p>
          </table:table-cell>
          <table:table-cell/>
          <table:table-cell office:value-type="float" office:value="21">
            <text:p>21</text:p>
          </table:table-cell>
          <table:table-cell table:formula="of:=RANDBETWEEN(1;1000)*10^RANDBETWEEN(1;15)" office:value-type="float" office:value="1.47E+017" table:number-columns-spanned="2" table:number-rows-spanned="1">
            <text:p>147,000,000,000,000,000</text:p>
          </table:table-cell>
          <table:covered-table-cell/>
          <table:table-cell office:value-type="string">
            <text:p>x10 <text:s text:c="5"/>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RANDBETWEEN(1;1000)*10^RANDBETWEEN(1;15)" office:value-type="float" office:value="402000000000000" table:number-columns-spanned="2" table:number-rows-spanned="1">
            <text:p>402,000,000,000,000</text:p>
          </table:table-cell>
          <table:covered-table-cell/>
          <table:table-cell office:value-type="string">
            <text:p>x10 <text:s text:c="5"/></text:p>
          </table:table-cell>
          <table:table-cell/>
          <table:table-cell office:value-type="float" office:value="22">
            <text:p>22</text:p>
          </table:table-cell>
          <table:table-cell table:formula="of:=RANDBETWEEN(1;1000)*10^RANDBETWEEN(1;15)" office:value-type="float" office:value="2.95E+016" table:number-columns-spanned="2" table:number-rows-spanned="1">
            <text:p>29,500,000,000,000,000</text:p>
          </table:table-cell>
          <table:covered-table-cell/>
          <table:table-cell office:value-type="string">
            <text:p>x10 <text:s text:c="5"/>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RANDBETWEEN(1;1000)*10^RANDBETWEEN(1;15)" office:value-type="float" office:value="83700000000000" table:number-columns-spanned="2" table:number-rows-spanned="1">
            <text:p>83,700,000,000,000</text:p>
          </table:table-cell>
          <table:covered-table-cell/>
          <table:table-cell office:value-type="string">
            <text:p>x10 <text:s text:c="5"/></text:p>
          </table:table-cell>
          <table:table-cell/>
          <table:table-cell office:value-type="float" office:value="23">
            <text:p>23</text:p>
          </table:table-cell>
          <table:table-cell table:formula="of:=RANDBETWEEN(1;1000)*10^RANDBETWEEN(1;15)" office:value-type="float" office:value="3.81E+016" table:number-columns-spanned="2" table:number-rows-spanned="1">
            <text:p>38,100,000,000,000,000</text:p>
          </table:table-cell>
          <table:covered-table-cell/>
          <table:table-cell office:value-type="string">
            <text:p>x10 <text:s text:c="5"/>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RANDBETWEEN(1;1000)*10^RANDBETWEEN(1;15)" office:value-type="float" office:value="6950" table:number-columns-spanned="2" table:number-rows-spanned="1">
            <text:p>6,950</text:p>
          </table:table-cell>
          <table:covered-table-cell/>
          <table:table-cell office:value-type="string">
            <text:p>x10 <text:s text:c="5"/></text:p>
          </table:table-cell>
          <table:table-cell/>
          <table:table-cell office:value-type="float" office:value="24">
            <text:p>24</text:p>
          </table:table-cell>
          <table:table-cell table:formula="of:=RANDBETWEEN(1;1000)*10^RANDBETWEEN(1;15)" office:value-type="float" office:value="9900000" table:number-columns-spanned="2" table:number-rows-spanned="1">
            <text:p>9,900,000</text:p>
          </table:table-cell>
          <table:covered-table-cell/>
          <table:table-cell office:value-type="string">
            <text:p>x10 <text:s text:c="5"/>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RANDBETWEEN(1;1000)*10^RANDBETWEEN(1;15)" office:value-type="float" office:value="563000" table:number-columns-spanned="2" table:number-rows-spanned="1">
            <text:p>563,000</text:p>
          </table:table-cell>
          <table:covered-table-cell/>
          <table:table-cell office:value-type="string">
            <text:p>x10 <text:s text:c="5"/></text:p>
          </table:table-cell>
          <table:table-cell/>
          <table:table-cell office:value-type="float" office:value="25">
            <text:p>25</text:p>
          </table:table-cell>
          <table:table-cell table:formula="of:=RANDBETWEEN(1;1000)*10^RANDBETWEEN(1;15)" office:value-type="float" office:value="621000" table:number-columns-spanned="2" table:number-rows-spanned="1">
            <text:p>621,000</text:p>
          </table:table-cell>
          <table:covered-table-cell/>
          <table:table-cell office:value-type="string">
            <text:p>x10 <text:s text:c="5"/>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RANDBETWEEN(1;1000)*10^RANDBETWEEN(1;15)" office:value-type="float" office:value="64400" table:number-columns-spanned="2" table:number-rows-spanned="1">
            <text:p>64,400</text:p>
          </table:table-cell>
          <table:covered-table-cell/>
          <table:table-cell office:value-type="string">
            <text:p>x10 <text:s text:c="5"/></text:p>
          </table:table-cell>
          <table:table-cell/>
          <table:table-cell office:value-type="float" office:value="26">
            <text:p>26</text:p>
          </table:table-cell>
          <table:table-cell table:formula="of:=RANDBETWEEN(1;1000)*10^RANDBETWEEN(1;15)" office:value-type="float" office:value="89000000000" table:number-columns-spanned="2" table:number-rows-spanned="1">
            <text:p>89,000,000,000</text:p>
          </table:table-cell>
          <table:covered-table-cell/>
          <table:table-cell office:value-type="string">
            <text:p>x10 <text:s text:c="5"/>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RANDBETWEEN(1;1000)*10^RANDBETWEEN(1;15)" office:value-type="float" office:value="7190000" table:number-columns-spanned="2" table:number-rows-spanned="1">
            <text:p>7,190,000</text:p>
          </table:table-cell>
          <table:covered-table-cell/>
          <table:table-cell office:value-type="string">
            <text:p>x10 <text:s text:c="5"/></text:p>
          </table:table-cell>
          <table:table-cell/>
          <table:table-cell office:value-type="float" office:value="27">
            <text:p>27</text:p>
          </table:table-cell>
          <table:table-cell table:formula="of:=RANDBETWEEN(1;1000)*10^RANDBETWEEN(1;15)" office:value-type="float" office:value="5660000" table:number-columns-spanned="2" table:number-rows-spanned="1">
            <text:p>5,660,000</text:p>
          </table:table-cell>
          <table:covered-table-cell/>
          <table:table-cell office:value-type="string">
            <text:p>x10 <text:s text:c="5"/>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RANDBETWEEN(1;1000)*10^RANDBETWEEN(1;15)" office:value-type="float" office:value="461000000" table:number-columns-spanned="2" table:number-rows-spanned="1">
            <text:p>461,000,000</text:p>
          </table:table-cell>
          <table:covered-table-cell/>
          <table:table-cell office:value-type="string">
            <text:p>x10 <text:s text:c="5"/></text:p>
          </table:table-cell>
          <table:table-cell/>
          <table:table-cell office:value-type="float" office:value="28">
            <text:p>28</text:p>
          </table:table-cell>
          <table:table-cell table:formula="of:=RANDBETWEEN(1;1000)*10^RANDBETWEEN(1;15)" office:value-type="float" office:value="29500000" table:number-columns-spanned="2" table:number-rows-spanned="1">
            <text:p>29,500,000</text:p>
          </table:table-cell>
          <table:covered-table-cell/>
          <table:table-cell office:value-type="string">
            <text:p>x10 <text:s text:c="5"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RANDBETWEEN(1;1000)*10^RANDBETWEEN(1;15)" office:value-type="float" office:value="11000000000" table:number-columns-spanned="2" table:number-rows-spanned="1">
            <text:p>11,000,000,000</text:p>
          </table:table-cell>
          <table:covered-table-cell/>
          <table:table-cell office:value-type="string">
            <text:p>x10 <text:s text:c="5"/></text:p>
          </table:table-cell>
          <table:table-cell/>
          <table:table-cell office:value-type="float" office:value="29">
            <text:p>29</text:p>
          </table:table-cell>
          <table:table-cell table:formula="of:=RANDBETWEEN(1;1000)*10^RANDBETWEEN(1;15)" office:value-type="float" office:value="21000000000000" table:number-columns-spanned="2" table:number-rows-spanned="1">
            <text:p>21,000,000,000,000</text:p>
          </table:table-cell>
          <table:covered-table-cell/>
          <table:table-cell office:value-type="string">
            <text:p>x10 <text:s text:c="5"/>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RANDBETWEEN(1;1000)*10^RANDBETWEEN(1;15)" office:value-type="float" office:value="8290" table:number-columns-spanned="2" table:number-rows-spanned="1">
            <text:p>8,290</text:p>
          </table:table-cell>
          <table:covered-table-cell/>
          <table:table-cell office:value-type="string">
            <text:p>x10 <text:s text:c="5"/></text:p>
          </table:table-cell>
          <table:table-cell/>
          <table:table-cell office:value-type="float" office:value="30">
            <text:p>30</text:p>
          </table:table-cell>
          <table:table-cell table:formula="of:=RANDBETWEEN(1;1000)*10^RANDBETWEEN(1;15)" office:value-type="float" office:value="52600000" table:number-columns-spanned="2" table:number-rows-spanned="1">
            <text:p>52,600,000</text:p>
          </table:table-cell>
          <table:covered-table-cell/>
          <table:table-cell office:value-type="string">
            <text:p>x10 <text:s text:c="5"/>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RANDBETWEEN(1;1000)*10^RANDBETWEEN(1;15)" office:value-type="float" office:value="2870000000" table:number-columns-spanned="2" table:number-rows-spanned="1">
            <text:p>2,870,000,000</text:p>
          </table:table-cell>
          <table:covered-table-cell/>
          <table:table-cell office:value-type="string">
            <text:p>x10 <text:s text:c="5"/></text:p>
          </table:table-cell>
          <table:table-cell/>
          <table:table-cell office:value-type="float" office:value="31">
            <text:p>31</text:p>
          </table:table-cell>
          <table:table-cell table:formula="of:=RANDBETWEEN(1;1000)*10^RANDBETWEEN(1;15)" office:value-type="float" office:value="7300000000" table:number-columns-spanned="2" table:number-rows-spanned="1">
            <text:p>7,300,000,000</text:p>
          </table:table-cell>
          <table:covered-table-cell/>
          <table:table-cell office:value-type="string">
            <text:p>x10 <text:s text:c="5"/>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RANDBETWEEN(1;1000)*10^RANDBETWEEN(1;15)" office:value-type="float" office:value="445000000000000" table:number-columns-spanned="2" table:number-rows-spanned="1">
            <text:p>445,000,000,000,000</text:p>
          </table:table-cell>
          <table:covered-table-cell/>
          <table:table-cell office:value-type="string">
            <text:p>x10 <text:s text:c="5"/></text:p>
          </table:table-cell>
          <table:table-cell/>
          <table:table-cell office:value-type="float" office:value="32">
            <text:p>32</text:p>
          </table:table-cell>
          <table:table-cell table:formula="of:=RANDBETWEEN(1;1000)*10^RANDBETWEEN(1;15)" office:value-type="float" office:value="2090000000000" table:number-columns-spanned="2" table:number-rows-spanned="1">
            <text:p>2,090,000,000,000</text:p>
          </table:table-cell>
          <table:covered-table-cell/>
          <table:table-cell office:value-type="string">
            <text:p>x10 <text:s text:c="5"/>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RANDBETWEEN(1;1000)*10^RANDBETWEEN(1;15)" office:value-type="float" office:value="6840000000" table:number-columns-spanned="2" table:number-rows-spanned="1">
            <text:p>6,840,000,000</text:p>
          </table:table-cell>
          <table:covered-table-cell/>
          <table:table-cell office:value-type="string">
            <text:p>x10 <text:s text:c="5"/></text:p>
          </table:table-cell>
          <table:table-cell/>
          <table:table-cell office:value-type="float" office:value="33">
            <text:p>33</text:p>
          </table:table-cell>
          <table:table-cell table:formula="of:=RANDBETWEEN(1;1000)*10^RANDBETWEEN(1;15)" office:value-type="float" office:value="6400000000000" table:number-columns-spanned="2" table:number-rows-spanned="1">
            <text:p>6,400,000,000,000</text:p>
          </table:table-cell>
          <table:covered-table-cell/>
          <table:table-cell office:value-type="string">
            <text:p>x10 <text:s text:c="5"/>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RANDBETWEEN(1;1000)*10^RANDBETWEEN(1;15)" office:value-type="float" office:value="5E+016" table:number-columns-spanned="2" table:number-rows-spanned="1">
            <text:p>50,000,000,000,000,000</text:p>
          </table:table-cell>
          <table:covered-table-cell/>
          <table:table-cell office:value-type="string">
            <text:p>x10 <text:s text:c="5"/></text:p>
          </table:table-cell>
          <table:table-cell/>
          <table:table-cell office:value-type="float" office:value="34">
            <text:p>34</text:p>
          </table:table-cell>
          <table:table-cell table:formula="of:=RANDBETWEEN(1;1000)*10^RANDBETWEEN(1;15)" office:value-type="float" office:value="226000" table:number-columns-spanned="2" table:number-rows-spanned="1">
            <text:p>226,000</text:p>
          </table:table-cell>
          <table:covered-table-cell/>
          <table:table-cell office:value-type="string">
            <text:p>x10 <text:s text:c="5"/>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RANDBETWEEN(1;1000)*10^RANDBETWEEN(1;15)" office:value-type="float" office:value="66700000000" table:number-columns-spanned="2" table:number-rows-spanned="1">
            <text:p>66,700,000,000</text:p>
          </table:table-cell>
          <table:covered-table-cell/>
          <table:table-cell office:value-type="string">
            <text:p>x10 <text:s text:c="5"/></text:p>
          </table:table-cell>
          <table:table-cell/>
          <table:table-cell office:value-type="float" office:value="35">
            <text:p>35</text:p>
          </table:table-cell>
          <table:table-cell table:formula="of:=RANDBETWEEN(1;1000)*10^RANDBETWEEN(1;15)" office:value-type="float" office:value="638000000" table:number-columns-spanned="2" table:number-rows-spanned="1">
            <text:p>638,000,000</text:p>
          </table:table-cell>
          <table:covered-table-cell/>
          <table:table-cell office:value-type="string">
            <text:p>x10 <text:s text:c="5"/>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RANDBETWEEN(1;1000)*10^RANDBETWEEN(1;15)" office:value-type="float" office:value="8810000000000" table:number-columns-spanned="2" table:number-rows-spanned="1">
            <text:p>8,810,000,000,000</text:p>
          </table:table-cell>
          <table:covered-table-cell/>
          <table:table-cell office:value-type="string">
            <text:p>x10 <text:s text:c="5"/></text:p>
          </table:table-cell>
          <table:table-cell/>
          <table:table-cell office:value-type="float" office:value="36">
            <text:p>36</text:p>
          </table:table-cell>
          <table:table-cell table:formula="of:=RANDBETWEEN(1;1000)*10^RANDBETWEEN(1;15)" office:value-type="float" office:value="6.12E+017" table:number-columns-spanned="2" table:number-rows-spanned="1">
            <text:p>612,000,000,000,000,000</text:p>
          </table:table-cell>
          <table:covered-table-cell/>
          <table:table-cell office:value-type="string">
            <text:p>x10 <text:s text:c="5"/>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RANDBETWEEN(1;1000)*10^RANDBETWEEN(1;15)" office:value-type="float" office:value="7.24E+015" table:number-columns-spanned="2" table:number-rows-spanned="1">
            <text:p>7,240,000,000,000,000</text:p>
          </table:table-cell>
          <table:covered-table-cell/>
          <table:table-cell office:value-type="string">
            <text:p>x10 <text:s text:c="5"/></text:p>
          </table:table-cell>
          <table:table-cell/>
          <table:table-cell office:value-type="float" office:value="37">
            <text:p>37</text:p>
          </table:table-cell>
          <table:table-cell table:formula="of:=RANDBETWEEN(1;1000)*10^RANDBETWEEN(1;15)" office:value-type="float" office:value="3660" table:number-columns-spanned="2" table:number-rows-spanned="1">
            <text:p>3,660</text:p>
          </table:table-cell>
          <table:covered-table-cell/>
          <table:table-cell office:value-type="string">
            <text:p>x10 <text:s text:c="5"/>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RANDBETWEEN(1;1000)*10^RANDBETWEEN(1;15)" office:value-type="float" office:value="110000" table:number-columns-spanned="2" table:number-rows-spanned="1">
            <text:p>110,000</text:p>
          </table:table-cell>
          <table:covered-table-cell/>
          <table:table-cell office:value-type="string">
            <text:p>x10 <text:s text:c="5"/></text:p>
          </table:table-cell>
          <table:table-cell/>
          <table:table-cell office:value-type="float" office:value="38">
            <text:p>38</text:p>
          </table:table-cell>
          <table:table-cell table:formula="of:=RANDBETWEEN(1;1000)*10^RANDBETWEEN(1;15)" office:value-type="float" office:value="9.6E+016" table:number-columns-spanned="2" table:number-rows-spanned="1">
            <text:p>96,000,000,000,000,000</text:p>
          </table:table-cell>
          <table:covered-table-cell/>
          <table:table-cell office:value-type="string">
            <text:p>x10 <text:s text:c="5"/></text:p>
          </table:table-cell>
        </table:table-row>
        <table:table-row table:style-name="ro1">
          <table:table-cell table:style-name="Default" office:value-type="string">
            <text:p>Scientific to Standard</text:p>
          </table:table-cell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style-name="ce3" table:formula="of:=CONCATENATE(RANDBETWEEN(1;10);&quot;x10^&quot;;RANDBETWEEN(1;15))" office:value-type="string" office:string-value="10x10^2">
            <text:p>10x10^2</text:p>
          </table:table-cell>
          <table:table-cell table:style-name="ce1" table:number-columns-spanned="2" table:number-rows-spanned="1"/>
          <table:covered-table-cell table:style-name="ce1"/>
          <table:table-cell/>
          <table:table-cell office:value-type="float" office:value="20">
            <text:p>20</text:p>
          </table:table-cell>
          <table:table-cell table:style-name="ce3" table:formula="of:=CONCATENATE(RANDBETWEEN(1;1000)/100;&quot;x10^&quot;;RANDBETWEEN(1;15))" office:value-type="string" office:string-value="0.52x10^12">
            <text:p>0.52x10^12</text:p>
          </table:table-cell>
          <table:table-cell table:style-name="ce1" table:number-columns-spanned="2" table:number-rows-spanned="1"/>
          <table:covered-table-cell table:style-name="ce1"/>
        </table:table-row>
        <table:table-row table:style-name="ro1">
          <table:table-cell office:value-type="float" office:value="2">
            <text:p>2</text:p>
          </table:table-cell>
          <table:table-cell table:style-name="ce3" table:formula="of:=CONCATENATE(RANDBETWEEN(1;10);&quot;x10^&quot;;RANDBETWEEN(1;15))" office:value-type="string" office:string-value="3x10^10">
            <text:p>3x10^10</text:p>
          </table:table-cell>
          <table:table-cell table:style-name="ce1" table:number-columns-spanned="2" table:number-rows-spanned="1"/>
          <table:covered-table-cell table:style-name="ce1"/>
          <table:table-cell/>
          <table:table-cell office:value-type="float" office:value="21">
            <text:p>21</text:p>
          </table:table-cell>
          <table:table-cell table:style-name="ce3" table:formula="of:=CONCATENATE(RANDBETWEEN(1;1000)/100;&quot;x10^&quot;;RANDBETWEEN(1;15))" office:value-type="string" office:string-value="0.17x10^3">
            <text:p>0.17x10^3</text:p>
          </table:table-cell>
          <table:table-cell table:style-name="ce1" table:number-columns-spanned="2" table:number-rows-spanned="1"/>
          <table:covered-table-cell table:style-name="ce1"/>
        </table:table-row>
        <table:table-row table:style-name="ro1">
          <table:table-cell office:value-type="float" office:value="3">
            <text:p>3</text:p>
          </table:table-cell>
          <table:table-cell table:style-name="ce3" table:formula="of:=CONCATENATE(RANDBETWEEN(1;10);&quot;x10^&quot;;RANDBETWEEN(1;15))" office:value-type="string" office:string-value="6x10^9">
            <text:p>6x10^9</text:p>
          </table:table-cell>
          <table:table-cell table:style-name="ce1" table:number-columns-spanned="2" table:number-rows-spanned="1"/>
          <table:covered-table-cell table:style-name="ce1"/>
          <table:table-cell/>
          <table:table-cell office:value-type="float" office:value="22">
            <text:p>22</text:p>
          </table:table-cell>
          <table:table-cell table:style-name="ce3" table:formula="of:=CONCATENATE(RANDBETWEEN(1;1000)/100;&quot;x10^&quot;;RANDBETWEEN(1;15))" office:value-type="string" office:string-value="7.62x10^4">
            <text:p>7.62x10^4</text:p>
          </table:table-cell>
          <table:table-cell table:style-name="ce1" table:number-columns-spanned="2" table:number-rows-spanned="1"/>
          <table:covered-table-cell table:style-name="ce1"/>
        </table:table-row>
        <table:table-row table:style-name="ro1">
          <table:table-cell office:value-type="float" office:value="4">
            <text:p>4</text:p>
          </table:table-cell>
          <table:table-cell table:style-name="ce3" table:formula="of:=CONCATENATE(RANDBETWEEN(1;10);&quot;x10^&quot;;RANDBETWEEN(1;15))" office:value-type="string" office:string-value="6x10^5">
            <text:p>6x10^5</text:p>
          </table:table-cell>
          <table:table-cell table:style-name="ce1" table:number-columns-spanned="2" table:number-rows-spanned="1"/>
          <table:covered-table-cell table:style-name="ce1"/>
          <table:table-cell/>
          <table:table-cell office:value-type="float" office:value="23">
            <text:p>23</text:p>
          </table:table-cell>
          <table:table-cell table:style-name="ce3" table:formula="of:=CONCATENATE(RANDBETWEEN(1;1000)/100;&quot;x10^&quot;;RANDBETWEEN(1;15))" office:value-type="string" office:string-value="6.21x10^6">
            <text:p>6.21x10^6</text:p>
          </table:table-cell>
          <table:table-cell table:style-name="ce1" table:number-columns-spanned="2" table:number-rows-spanned="1"/>
          <table:covered-table-cell table:style-name="ce1"/>
        </table:table-row>
        <table:table-row table:style-name="ro1">
          <table:table-cell office:value-type="float" office:value="5">
            <text:p>5</text:p>
          </table:table-cell>
          <table:table-cell table:style-name="ce3" table:formula="of:=CONCATENATE(RANDBETWEEN(1;10);&quot;x10^&quot;;RANDBETWEEN(1;15))" office:value-type="string" office:string-value="8x10^4">
            <text:p>8x10^4</text:p>
          </table:table-cell>
          <table:table-cell table:style-name="ce1" table:number-columns-spanned="2" table:number-rows-spanned="1"/>
          <table:covered-table-cell table:style-name="ce1"/>
          <table:table-cell/>
          <table:table-cell office:value-type="float" office:value="24">
            <text:p>24</text:p>
          </table:table-cell>
          <table:table-cell table:style-name="ce3" table:formula="of:=CONCATENATE(RANDBETWEEN(1;1000)/100;&quot;x10^&quot;;RANDBETWEEN(1;15))" office:value-type="string" office:string-value="9.18x10^13">
            <text:p>9.18x10^13</text:p>
          </table:table-cell>
          <table:table-cell table:style-name="ce1" table:number-columns-spanned="2" table:number-rows-spanned="1"/>
          <table:covered-table-cell table:style-name="ce1"/>
        </table:table-row>
        <table:table-row table:style-name="ro1">
          <table:table-cell office:value-type="float" office:value="6">
            <text:p>6</text:p>
          </table:table-cell>
          <table:table-cell table:style-name="ce3" table:formula="of:=CONCATENATE(RANDBETWEEN(1;10);&quot;x10^&quot;;RANDBETWEEN(1;15))" office:value-type="string" office:string-value="9x10^7">
            <text:p>9x10^7</text:p>
          </table:table-cell>
          <table:table-cell table:style-name="ce1" table:number-columns-spanned="2" table:number-rows-spanned="1"/>
          <table:covered-table-cell table:style-name="ce1"/>
          <table:table-cell/>
          <table:table-cell office:value-type="float" office:value="25">
            <text:p>25</text:p>
          </table:table-cell>
          <table:table-cell table:style-name="ce3" table:formula="of:=CONCATENATE(RANDBETWEEN(1;1000)/100;&quot;x10^&quot;;RANDBETWEEN(1;15))" office:value-type="string" office:string-value="3.73x10^8">
            <text:p>3.73x10^8</text:p>
          </table:table-cell>
          <table:table-cell table:style-name="ce1" table:number-columns-spanned="2" table:number-rows-spanned="1"/>
          <table:covered-table-cell table:style-name="ce1"/>
        </table:table-row>
        <table:table-row table:style-name="ro1">
          <table:table-cell office:value-type="float" office:value="7">
            <text:p>7</text:p>
          </table:table-cell>
          <table:table-cell table:style-name="ce3" table:formula="of:=CONCATENATE(RANDBETWEEN(1;10);&quot;x10^&quot;;RANDBETWEEN(1;15))" office:value-type="string" office:string-value="9x10^6">
            <text:p>9x10^6</text:p>
          </table:table-cell>
          <table:table-cell table:style-name="ce1" table:number-columns-spanned="2" table:number-rows-spanned="1"/>
          <table:covered-table-cell table:style-name="ce1"/>
          <table:table-cell/>
          <table:table-cell office:value-type="float" office:value="26">
            <text:p>26</text:p>
          </table:table-cell>
          <table:table-cell table:style-name="ce3" table:formula="of:=CONCATENATE(RANDBETWEEN(1;1000)/100;&quot;x10^&quot;;RANDBETWEEN(1;15))" office:value-type="string" office:string-value="8.27x10^4">
            <text:p>8.27x10^4</text:p>
          </table:table-cell>
          <table:table-cell table:style-name="ce1" table:number-columns-spanned="2" table:number-rows-spanned="1"/>
          <table:covered-table-cell table:style-name="ce1"/>
        </table:table-row>
        <table:table-row table:style-name="ro1">
          <table:table-cell office:value-type="float" office:value="8">
            <text:p>8</text:p>
          </table:table-cell>
          <table:table-cell table:style-name="ce3" table:formula="of:=CONCATENATE(RANDBETWEEN(1;10);&quot;x10^&quot;;RANDBETWEEN(1;15))" office:value-type="string" office:string-value="4x10^2">
            <text:p>4x10^2</text:p>
          </table:table-cell>
          <table:table-cell table:style-name="ce1" table:number-columns-spanned="2" table:number-rows-spanned="1"/>
          <table:covered-table-cell table:style-name="ce1"/>
          <table:table-cell/>
          <table:table-cell office:value-type="float" office:value="27">
            <text:p>27</text:p>
          </table:table-cell>
          <table:table-cell table:style-name="ce3" table:formula="of:=CONCATENATE(RANDBETWEEN(1;1000)/100;&quot;x10^&quot;;RANDBETWEEN(1;15))" office:value-type="string" office:string-value="4.67x10^13">
            <text:p>4.67x10^13</text:p>
          </table:table-cell>
          <table:table-cell table:style-name="ce1" table:number-columns-spanned="2" table:number-rows-spanned="1"/>
          <table:covered-table-cell table:style-name="ce1"/>
        </table:table-row>
        <table:table-row table:style-name="ro1">
          <table:table-cell office:value-type="float" office:value="9">
            <text:p>9</text:p>
          </table:table-cell>
          <table:table-cell table:style-name="ce3" table:formula="of:=CONCATENATE(RANDBETWEEN(1;10);&quot;x10^&quot;;RANDBETWEEN(1;15))" office:value-type="string" office:string-value="8x10^15">
            <text:p>8x10^15</text:p>
          </table:table-cell>
          <table:table-cell table:style-name="ce1" table:number-columns-spanned="2" table:number-rows-spanned="1"/>
          <table:covered-table-cell table:style-name="ce1"/>
          <table:table-cell/>
          <table:table-cell office:value-type="float" office:value="28">
            <text:p>28</text:p>
          </table:table-cell>
          <table:table-cell table:style-name="ce3" table:formula="of:=CONCATENATE(RANDBETWEEN(1;1000)/100;&quot;x10^&quot;;RANDBETWEEN(1;15))" office:value-type="string" office:string-value="9.51x10^14">
            <text:p>9.51x10^14</text:p>
          </table:table-cell>
          <table:table-cell table:style-name="ce1" table:number-columns-spanned="2" table:number-rows-spanned="1"/>
          <table:covered-table-cell table:style-name="ce1"/>
        </table:table-row>
        <table:table-row table:style-name="ro1">
          <table:table-cell office:value-type="float" office:value="10">
            <text:p>10</text:p>
          </table:table-cell>
          <table:table-cell table:style-name="ce3" table:formula="of:=CONCATENATE(RANDBETWEEN(1;100)/10;&quot;x10^&quot;;RANDBETWEEN(1;15))" office:value-type="string" office:string-value="4.7x10^14">
            <text:p>4.7x10^14</text:p>
          </table:table-cell>
          <table:table-cell table:style-name="ce1" table:number-columns-spanned="2" table:number-rows-spanned="1"/>
          <table:covered-table-cell table:style-name="ce1"/>
          <table:table-cell/>
          <table:table-cell office:value-type="float" office:value="29">
            <text:p>29</text:p>
          </table:table-cell>
          <table:table-cell table:style-name="ce3" table:formula="of:=CONCATENATE(RANDBETWEEN(1;1000)/100;&quot;x10^&quot;;RANDBETWEEN(1;15))" office:value-type="string" office:string-value="3.64x10^12">
            <text:p>3.64x10^12</text:p>
          </table:table-cell>
          <table:table-cell table:style-name="ce1" table:number-columns-spanned="2" table:number-rows-spanned="1"/>
          <table:covered-table-cell table:style-name="ce1"/>
        </table:table-row>
        <table:table-row table:style-name="ro1">
          <table:table-cell office:value-type="float" office:value="11">
            <text:p>11</text:p>
          </table:table-cell>
          <table:table-cell table:style-name="ce3" table:formula="of:=CONCATENATE(RANDBETWEEN(1;100)/10;&quot;x10^&quot;;RANDBETWEEN(1;15))" office:value-type="string" office:string-value="6.8x10^5">
            <text:p>6.8x10^5</text:p>
          </table:table-cell>
          <table:table-cell table:style-name="ce1" table:number-columns-spanned="2" table:number-rows-spanned="1"/>
          <table:covered-table-cell table:style-name="ce1"/>
          <table:table-cell/>
          <table:table-cell office:value-type="float" office:value="30">
            <text:p>30</text:p>
          </table:table-cell>
          <table:table-cell table:style-name="ce3" table:formula="of:=CONCATENATE(RANDBETWEEN(1;10000)/1000;&quot;x10^&quot;;RANDBETWEEN(1;15))" office:value-type="string" office:string-value="4.538x10^2">
            <text:p>4.538x10^2</text:p>
          </table:table-cell>
          <table:table-cell table:style-name="ce1" table:number-columns-spanned="2" table:number-rows-spanned="1"/>
          <table:covered-table-cell table:style-name="ce1"/>
        </table:table-row>
        <table:table-row table:style-name="ro1">
          <table:table-cell office:value-type="float" office:value="12">
            <text:p>12</text:p>
          </table:table-cell>
          <table:table-cell table:style-name="ce3" table:formula="of:=CONCATENATE(RANDBETWEEN(1;100)/10;&quot;x10^&quot;;RANDBETWEEN(1;15))" office:value-type="string" office:string-value="0.2x10^11">
            <text:p>0.2x10^11</text:p>
          </table:table-cell>
          <table:table-cell table:style-name="ce1" table:number-columns-spanned="2" table:number-rows-spanned="1"/>
          <table:covered-table-cell table:style-name="ce1"/>
          <table:table-cell/>
          <table:table-cell office:value-type="float" office:value="31">
            <text:p>31</text:p>
          </table:table-cell>
          <table:table-cell table:style-name="ce3" table:formula="of:=CONCATENATE(RANDBETWEEN(1;10000)/1000;&quot;x10^&quot;;RANDBETWEEN(1;15))" office:value-type="string" office:string-value="6.37x10^11">
            <text:p>6.37x10^11</text:p>
          </table:table-cell>
          <table:table-cell table:style-name="ce1" table:number-columns-spanned="2" table:number-rows-spanned="1"/>
          <table:covered-table-cell table:style-name="ce1"/>
        </table:table-row>
        <table:table-row table:style-name="ro1">
          <table:table-cell office:value-type="float" office:value="13">
            <text:p>13</text:p>
          </table:table-cell>
          <table:table-cell table:style-name="ce3" table:formula="of:=CONCATENATE(RANDBETWEEN(1;100)/10;&quot;x10^&quot;;RANDBETWEEN(1;15))" office:value-type="string" office:string-value="8.3x10^7">
            <text:p>8.3x10^7</text:p>
          </table:table-cell>
          <table:table-cell table:style-name="ce1" table:number-columns-spanned="2" table:number-rows-spanned="1"/>
          <table:covered-table-cell table:style-name="ce1"/>
          <table:table-cell/>
          <table:table-cell office:value-type="float" office:value="32">
            <text:p>32</text:p>
          </table:table-cell>
          <table:table-cell table:style-name="ce3" table:formula="of:=CONCATENATE(RANDBETWEEN(1;10000)/1000;&quot;x10^&quot;;RANDBETWEEN(1;15))" office:value-type="string" office:string-value="4.234x10^12">
            <text:p>4.234x10^12</text:p>
          </table:table-cell>
          <table:table-cell table:style-name="ce1" table:number-columns-spanned="2" table:number-rows-spanned="1"/>
          <table:covered-table-cell table:style-name="ce1"/>
        </table:table-row>
        <table:table-row table:style-name="ro1">
          <table:table-cell office:value-type="float" office:value="14">
            <text:p>14</text:p>
          </table:table-cell>
          <table:table-cell table:style-name="ce3" table:formula="of:=CONCATENATE(RANDBETWEEN(1;100)/10;&quot;x10^&quot;;RANDBETWEEN(1;15))" office:value-type="string" office:string-value="3.4x10^6">
            <text:p>3.4x10^6</text:p>
          </table:table-cell>
          <table:table-cell table:style-name="ce1" table:number-columns-spanned="2" table:number-rows-spanned="1"/>
          <table:covered-table-cell table:style-name="ce1"/>
          <table:table-cell/>
          <table:table-cell office:value-type="float" office:value="33">
            <text:p>33</text:p>
          </table:table-cell>
          <table:table-cell table:style-name="ce3" table:formula="of:=CONCATENATE(RANDBETWEEN(1;10000)/1000;&quot;x10^&quot;;RANDBETWEEN(1;15))" office:value-type="string" office:string-value="2.68x10^3">
            <text:p>2.68x10^3</text:p>
          </table:table-cell>
          <table:table-cell table:style-name="ce1" table:number-columns-spanned="2" table:number-rows-spanned="1"/>
          <table:covered-table-cell table:style-name="ce1"/>
        </table:table-row>
        <table:table-row table:style-name="ro1">
          <table:table-cell office:value-type="float" office:value="15">
            <text:p>15</text:p>
          </table:table-cell>
          <table:table-cell table:style-name="ce3" table:formula="of:=CONCATENATE(RANDBETWEEN(1;100)/10;&quot;x10^&quot;;RANDBETWEEN(1;15))" office:value-type="string" office:string-value="4.4x10^2">
            <text:p>4.4x10^2</text:p>
          </table:table-cell>
          <table:table-cell table:style-name="ce1" table:number-columns-spanned="2" table:number-rows-spanned="1"/>
          <table:covered-table-cell table:style-name="ce1"/>
          <table:table-cell/>
          <table:table-cell office:value-type="float" office:value="34">
            <text:p>34</text:p>
          </table:table-cell>
          <table:table-cell table:style-name="ce3" table:formula="of:=CONCATENATE(RANDBETWEEN(1;10000)/1000;&quot;x10^&quot;;RANDBETWEEN(1;15))" office:value-type="string" office:string-value="4.602x10^1">
            <text:p>4.602x10^1</text:p>
          </table:table-cell>
          <table:table-cell table:style-name="ce1" table:number-columns-spanned="2" table:number-rows-spanned="1"/>
          <table:covered-table-cell table:style-name="ce1"/>
        </table:table-row>
        <table:table-row table:style-name="ro1">
          <table:table-cell office:value-type="float" office:value="16">
            <text:p>16</text:p>
          </table:table-cell>
          <table:table-cell table:style-name="ce3" table:formula="of:=CONCATENATE(RANDBETWEEN(1;100)/10;&quot;x10^&quot;;RANDBETWEEN(1;15))" office:value-type="string" office:string-value="5.8x10^9">
            <text:p>5.8x10^9</text:p>
          </table:table-cell>
          <table:table-cell table:style-name="ce1" table:number-columns-spanned="2" table:number-rows-spanned="1"/>
          <table:covered-table-cell table:style-name="ce1"/>
          <table:table-cell/>
          <table:table-cell office:value-type="float" office:value="35">
            <text:p>35</text:p>
          </table:table-cell>
          <table:table-cell table:style-name="ce3" table:formula="of:=CONCATENATE(RANDBETWEEN(1;10000)/1000;&quot;x10^&quot;;RANDBETWEEN(1;15))" office:value-type="string" office:string-value="2.143x10^7">
            <text:p>2.143x10^7</text:p>
          </table:table-cell>
          <table:table-cell table:style-name="ce1" table:number-columns-spanned="2" table:number-rows-spanned="1"/>
          <table:covered-table-cell table:style-name="ce1"/>
        </table:table-row>
        <table:table-row table:style-name="ro1">
          <table:table-cell office:value-type="float" office:value="17">
            <text:p>17</text:p>
          </table:table-cell>
          <table:table-cell table:style-name="ce3" table:formula="of:=CONCATENATE(RANDBETWEEN(1;100)/10;&quot;x10^&quot;;RANDBETWEEN(1;15))" office:value-type="string" office:string-value="6.6x10^8">
            <text:p>6.6x10^8</text:p>
          </table:table-cell>
          <table:table-cell table:style-name="ce1" table:number-columns-spanned="2" table:number-rows-spanned="1"/>
          <table:covered-table-cell table:style-name="ce1"/>
          <table:table-cell/>
          <table:table-cell office:value-type="float" office:value="36">
            <text:p>36</text:p>
          </table:table-cell>
          <table:table-cell table:style-name="ce3" table:formula="of:=CONCATENATE(RANDBETWEEN(1;10000)/1000;&quot;x10^&quot;;RANDBETWEEN(1;15))" office:value-type="string" office:string-value="7.914x10^6">
            <text:p>7.914x10^6</text:p>
          </table:table-cell>
          <table:table-cell table:style-name="ce1" table:number-columns-spanned="2" table:number-rows-spanned="1"/>
          <table:covered-table-cell table:style-name="ce1"/>
        </table:table-row>
        <table:table-row table:style-name="ro1">
          <table:table-cell office:value-type="float" office:value="18">
            <text:p>18</text:p>
          </table:table-cell>
          <table:table-cell table:style-name="ce3" table:formula="of:=CONCATENATE(RANDBETWEEN(1;100)/10;&quot;x10^&quot;;RANDBETWEEN(1;15))" office:value-type="string" office:string-value="9x10^9">
            <text:p>9x10^9</text:p>
          </table:table-cell>
          <table:table-cell table:style-name="ce1" table:number-columns-spanned="2" table:number-rows-spanned="1"/>
          <table:covered-table-cell table:style-name="ce1"/>
          <table:table-cell/>
          <table:table-cell office:value-type="float" office:value="37">
            <text:p>37</text:p>
          </table:table-cell>
          <table:table-cell table:style-name="ce3" table:formula="of:=CONCATENATE(RANDBETWEEN(1;10000)/1000;&quot;x10^&quot;;RANDBETWEEN(1;15))" office:value-type="string" office:string-value="2.268x10^9">
            <text:p>2.268x10^9</text:p>
          </table:table-cell>
          <table:table-cell table:style-name="ce1" table:number-columns-spanned="2" table:number-rows-spanned="1"/>
          <table:covered-table-cell table:style-name="ce1"/>
        </table:table-row>
        <table:table-row table:style-name="ro1">
          <table:table-cell office:value-type="float" office:value="19">
            <text:p>19</text:p>
          </table:table-cell>
          <table:table-cell table:style-name="ce3" table:formula="of:=CONCATENATE(RANDBETWEEN(1;100)/10;&quot;x10^&quot;;RANDBETWEEN(1;15))" office:value-type="string" office:string-value="9.7x10^11">
            <text:p>9.7x10^11</text:p>
          </table:table-cell>
          <table:table-cell table:style-name="ce1" table:number-columns-spanned="2" table:number-rows-spanned="1"/>
          <table:covered-table-cell table:style-name="ce1"/>
          <table:table-cell/>
          <table:table-cell office:value-type="float" office:value="38">
            <text:p>38</text:p>
          </table:table-cell>
          <table:table-cell table:style-name="ce3" table:formula="of:=CONCATENATE(RANDBETWEEN(1;10000)/1000;&quot;x10^&quot;;RANDBETWEEN(1;15))" office:value-type="string" office:string-value="5.877x10^12">
            <text:p>5.877x10^12</text:p>
          </table:table-cell>
          <table:table-cell table:style-name="ce1" table:number-columns-spanned="2" table:number-rows-spanned="1"/>
          <table:covered-table-cell table:style-name="ce1"/>
        </table:table-row>
      </table:table>
      <table:table table:name="Answers" table:style-name="ta1" table:print="false">
        <table:table-column table:style-name="co4" table:default-cell-style-name="ce1"/>
        <table:table-column table:style-name="co2" table:default-cell-style-name="ce3"/>
        <table:table-column table:style-name="co4" table:default-cell-style-name="ce1"/>
        <table:table-column table:style-name="co2" table:default-cell-style-name="ce3"/>
        <table:table-row table:style-name="ro2">
          <table:table-cell table:style-name="ce4" office:value-type="string" table:number-columns-spanned="2" table:number-rows-spanned="1">
            <text:p>Standard to Scientific</text:p>
          </table:table-cell>
          <table:covered-table-cell table:style-name="Default"/>
          <table:table-cell table:style-name="Default"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formula="of:=CONCATENATE([Questions.B2]/(10^(FLOOR(LOG([Questions.B2];10);1)));&quot; x10^&quot;;FLOOR(LOG([Questions.B2];10);1))" office:value-type="string" office:string-value="4.29 x10^16">
            <text:p>4.29 x10^16</text:p>
          </table:table-cell>
          <table:table-cell office:value-type="float" office:value="20">
            <text:p>20</text:p>
          </table:table-cell>
          <table:table-cell table:formula="of:=CONCATENATE([Questions.G2]/(10^(FLOOR(LOG([Questions.G2];10);1)));&quot; x10^&quot;;FLOOR(LOG([Questions.G2];10);1))" office:value-type="string" office:string-value="1.06 x10^11">
            <text:p>1.06 x10^11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CONCATENATE([Questions.B3]/(10^(FLOOR(LOG([Questions.B3];10);1)));&quot; x10^&quot;;FLOOR(LOG([Questions.B3];10);1))" office:value-type="string" office:string-value="8.14 x10^16">
            <text:p>8.14 x10^16</text:p>
          </table:table-cell>
          <table:table-cell office:value-type="float" office:value="21">
            <text:p>21</text:p>
          </table:table-cell>
          <table:table-cell table:formula="of:=CONCATENATE([Questions.G3]/(10^(FLOOR(LOG([Questions.G3];10);1)));&quot; x10^&quot;;FLOOR(LOG([Questions.G3];10);1))" office:value-type="string" office:string-value="1.47 x10^17">
            <text:p>1.47 x10^17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CONCATENATE([Questions.B4]/(10^(FLOOR(LOG([Questions.B4];10);1)));&quot; x10^&quot;;FLOOR(LOG([Questions.B4];10);1))" office:value-type="string" office:string-value="4.02 x10^14">
            <text:p>4.02 x10^14</text:p>
          </table:table-cell>
          <table:table-cell office:value-type="float" office:value="22">
            <text:p>22</text:p>
          </table:table-cell>
          <table:table-cell table:formula="of:=CONCATENATE([Questions.G4]/(10^(FLOOR(LOG([Questions.G4];10);1)));&quot; x10^&quot;;FLOOR(LOG([Questions.G4];10);1))" office:value-type="string" office:string-value="2.95 x10^16">
            <text:p>2.95 x10^16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CONCATENATE([Questions.B5]/(10^(FLOOR(LOG([Questions.B5];10);1)));&quot; x10^&quot;;FLOOR(LOG([Questions.B5];10);1))" office:value-type="string" office:string-value="8.37 x10^13">
            <text:p>8.37 x10^13</text:p>
          </table:table-cell>
          <table:table-cell office:value-type="float" office:value="23">
            <text:p>23</text:p>
          </table:table-cell>
          <table:table-cell table:formula="of:=CONCATENATE([Questions.G5]/(10^(FLOOR(LOG([Questions.G5];10);1)));&quot; x10^&quot;;FLOOR(LOG([Questions.G5];10);1))" office:value-type="string" office:string-value="3.81 x10^16">
            <text:p>3.81 x10^16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CONCATENATE([Questions.B6]/(10^(FLOOR(LOG([Questions.B6];10);1)));&quot; x10^&quot;;FLOOR(LOG([Questions.B6];10);1))" office:value-type="string" office:string-value="6.95 x10^3">
            <text:p>6.95 x10^3</text:p>
          </table:table-cell>
          <table:table-cell office:value-type="float" office:value="24">
            <text:p>24</text:p>
          </table:table-cell>
          <table:table-cell table:formula="of:=CONCATENATE([Questions.G6]/(10^(FLOOR(LOG([Questions.G6];10);1)));&quot; x10^&quot;;FLOOR(LOG([Questions.G6];10);1))" office:value-type="string" office:string-value="9.9 x10^6">
            <text:p>9.9 x10^6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CONCATENATE([Questions.B7]/(10^(FLOOR(LOG([Questions.B7];10);1)));&quot; x10^&quot;;FLOOR(LOG([Questions.B7];10);1))" office:value-type="string" office:string-value="5.63 x10^5">
            <text:p>5.63 x10^5</text:p>
          </table:table-cell>
          <table:table-cell office:value-type="float" office:value="25">
            <text:p>25</text:p>
          </table:table-cell>
          <table:table-cell table:formula="of:=CONCATENATE([Questions.G7]/(10^(FLOOR(LOG([Questions.G7];10);1)));&quot; x10^&quot;;FLOOR(LOG([Questions.G7];10);1))" office:value-type="string" office:string-value="6.21 x10^5">
            <text:p>6.21 x10^5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CONCATENATE([Questions.B8]/(10^(FLOOR(LOG([Questions.B8];10);1)));&quot; x10^&quot;;FLOOR(LOG([Questions.B8];10);1))" office:value-type="string" office:string-value="6.44 x10^4">
            <text:p>6.44 x10^4</text:p>
          </table:table-cell>
          <table:table-cell office:value-type="float" office:value="26">
            <text:p>26</text:p>
          </table:table-cell>
          <table:table-cell table:formula="of:=CONCATENATE([Questions.G8]/(10^(FLOOR(LOG([Questions.G8];10);1)));&quot; x10^&quot;;FLOOR(LOG([Questions.G8];10);1))" office:value-type="string" office:string-value="8.9 x10^10">
            <text:p>8.9 x10^10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CONCATENATE([Questions.B9]/(10^(FLOOR(LOG([Questions.B9];10);1)));&quot; x10^&quot;;FLOOR(LOG([Questions.B9];10);1))" office:value-type="string" office:string-value="7.19 x10^6">
            <text:p>7.19 x10^6</text:p>
          </table:table-cell>
          <table:table-cell office:value-type="float" office:value="27">
            <text:p>27</text:p>
          </table:table-cell>
          <table:table-cell table:formula="of:=CONCATENATE([Questions.G9]/(10^(FLOOR(LOG([Questions.G9];10);1)));&quot; x10^&quot;;FLOOR(LOG([Questions.G9];10);1))" office:value-type="string" office:string-value="5.66 x10^6">
            <text:p>5.66 x10^6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formula="of:=CONCATENATE([Questions.B10]/(10^(FLOOR(LOG([Questions.B10];10);1)));&quot; x10^&quot;;FLOOR(LOG([Questions.B10];10);1))" office:value-type="string" office:string-value="4.61 x10^8">
            <text:p>4.61 x10^8</text:p>
          </table:table-cell>
          <table:table-cell office:value-type="float" office:value="28">
            <text:p>28</text:p>
          </table:table-cell>
          <table:table-cell table:formula="of:=CONCATENATE([Questions.G10]/(10^(FLOOR(LOG([Questions.G10];10);1)));&quot; x10^&quot;;FLOOR(LOG([Questions.G10];10);1))" office:value-type="string" office:string-value="2.95 x10^7">
            <text:p>2.95 x10^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CONCATENATE([Questions.B11]/(10^(FLOOR(LOG([Questions.B11];10);1)));&quot; x10^&quot;;FLOOR(LOG([Questions.B11];10);1))" office:value-type="string" office:string-value="1.1 x10^10">
            <text:p>1.1 x10^10</text:p>
          </table:table-cell>
          <table:table-cell office:value-type="float" office:value="29">
            <text:p>29</text:p>
          </table:table-cell>
          <table:table-cell table:formula="of:=CONCATENATE([Questions.G11]/(10^(FLOOR(LOG([Questions.G11];10);1)));&quot; x10^&quot;;FLOOR(LOG([Questions.G11];10);1))" office:value-type="string" office:string-value="2.1 x10^13">
            <text:p>2.1 x10^1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f:=CONCATENATE([Questions.B12]/(10^(FLOOR(LOG([Questions.B12];10);1)));&quot; x10^&quot;;FLOOR(LOG([Questions.B12];10);1))" office:value-type="string" office:string-value="8.29 x10^3">
            <text:p>8.29 x10^3</text:p>
          </table:table-cell>
          <table:table-cell office:value-type="float" office:value="30">
            <text:p>30</text:p>
          </table:table-cell>
          <table:table-cell table:formula="of:=CONCATENATE([Questions.G12]/(10^(FLOOR(LOG([Questions.G12];10);1)));&quot; x10^&quot;;FLOOR(LOG([Questions.G12];10);1))" office:value-type="string" office:string-value="5.26 x10^7">
            <text:p>5.26 x10^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CONCATENATE([Questions.B13]/(10^(FLOOR(LOG([Questions.B13];10);1)));&quot; x10^&quot;;FLOOR(LOG([Questions.B13];10);1))" office:value-type="string" office:string-value="2.87 x10^9">
            <text:p>2.87 x10^9</text:p>
          </table:table-cell>
          <table:table-cell office:value-type="float" office:value="31">
            <text:p>31</text:p>
          </table:table-cell>
          <table:table-cell table:formula="of:=CONCATENATE([Questions.G13]/(10^(FLOOR(LOG([Questions.G13];10);1)));&quot; x10^&quot;;FLOOR(LOG([Questions.G13];10);1))" office:value-type="string" office:string-value="7.3 x10^9">
            <text:p>7.3 x10^9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formula="of:=CONCATENATE([Questions.B14]/(10^(FLOOR(LOG([Questions.B14];10);1)));&quot; x10^&quot;;FLOOR(LOG([Questions.B14];10);1))" office:value-type="string" office:string-value="4.45 x10^14">
            <text:p>4.45 x10^14</text:p>
          </table:table-cell>
          <table:table-cell office:value-type="float" office:value="32">
            <text:p>32</text:p>
          </table:table-cell>
          <table:table-cell table:formula="of:=CONCATENATE([Questions.G14]/(10^(FLOOR(LOG([Questions.G14];10);1)));&quot; x10^&quot;;FLOOR(LOG([Questions.G14];10);1))" office:value-type="string" office:string-value="2.09 x10^12">
            <text:p>2.09 x10^1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f:=CONCATENATE([Questions.B15]/(10^(FLOOR(LOG([Questions.B15];10);1)));&quot; x10^&quot;;FLOOR(LOG([Questions.B15];10);1))" office:value-type="string" office:string-value="6.84 x10^9">
            <text:p>6.84 x10^9</text:p>
          </table:table-cell>
          <table:table-cell office:value-type="float" office:value="33">
            <text:p>33</text:p>
          </table:table-cell>
          <table:table-cell table:formula="of:=CONCATENATE([Questions.G15]/(10^(FLOOR(LOG([Questions.G15];10);1)));&quot; x10^&quot;;FLOOR(LOG([Questions.G15];10);1))" office:value-type="string" office:string-value="6.4 x10^12">
            <text:p>6.4 x10^12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CONCATENATE([Questions.B16]/(10^(FLOOR(LOG([Questions.B16];10);1)));&quot; x10^&quot;;FLOOR(LOG([Questions.B16];10);1))" office:value-type="string" office:string-value="5 x10^16">
            <text:p>5 x10^16</text:p>
          </table:table-cell>
          <table:table-cell office:value-type="float" office:value="34">
            <text:p>34</text:p>
          </table:table-cell>
          <table:table-cell table:formula="of:=CONCATENATE([Questions.G16]/(10^(FLOOR(LOG([Questions.G16];10);1)));&quot; x10^&quot;;FLOOR(LOG([Questions.G16];10);1))" office:value-type="string" office:string-value="2.26 x10^5">
            <text:p>2.26 x10^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f:=CONCATENATE([Questions.B17]/(10^(FLOOR(LOG([Questions.B17];10);1)));&quot; x10^&quot;;FLOOR(LOG([Questions.B17];10);1))" office:value-type="string" office:string-value="6.67 x10^10">
            <text:p>6.67 x10^10</text:p>
          </table:table-cell>
          <table:table-cell office:value-type="float" office:value="35">
            <text:p>35</text:p>
          </table:table-cell>
          <table:table-cell table:formula="of:=CONCATENATE([Questions.G17]/(10^(FLOOR(LOG([Questions.G17];10);1)));&quot; x10^&quot;;FLOOR(LOG([Questions.G17];10);1))" office:value-type="string" office:string-value="6.38 x10^8">
            <text:p>6.38 x10^8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formula="of:=CONCATENATE([Questions.B18]/(10^(FLOOR(LOG([Questions.B18];10);1)));&quot; x10^&quot;;FLOOR(LOG([Questions.B18];10);1))" office:value-type="string" office:string-value="8.81 x10^12">
            <text:p>8.81 x10^12</text:p>
          </table:table-cell>
          <table:table-cell office:value-type="float" office:value="36">
            <text:p>36</text:p>
          </table:table-cell>
          <table:table-cell table:formula="of:=CONCATENATE([Questions.G18]/(10^(FLOOR(LOG([Questions.G18];10);1)));&quot; x10^&quot;;FLOOR(LOG([Questions.G18];10);1))" office:value-type="string" office:string-value="6.12 x10^17">
            <text:p>6.12 x10^1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formula="of:=CONCATENATE([Questions.B19]/(10^(FLOOR(LOG([Questions.B19];10);1)));&quot; x10^&quot;;FLOOR(LOG([Questions.B19];10);1))" office:value-type="string" office:string-value="7.24 x10^15">
            <text:p>7.24 x10^15</text:p>
          </table:table-cell>
          <table:table-cell office:value-type="float" office:value="37">
            <text:p>37</text:p>
          </table:table-cell>
          <table:table-cell table:formula="of:=CONCATENATE([Questions.G19]/(10^(FLOOR(LOG([Questions.G19];10);1)));&quot; x10^&quot;;FLOOR(LOG([Questions.G19];10);1))" office:value-type="string" office:string-value="3.66 x10^3">
            <text:p>3.66 x10^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formula="of:=CONCATENATE([Questions.B20]/(10^(FLOOR(LOG([Questions.B20];10);1)));&quot; x10^&quot;;FLOOR(LOG([Questions.B20];10);1))" office:value-type="string" office:string-value="1.1 x10^5">
            <text:p>1.1 x10^5</text:p>
          </table:table-cell>
          <table:table-cell office:value-type="float" office:value="38">
            <text:p>38</text:p>
          </table:table-cell>
          <table:table-cell table:formula="of:=CONCATENATE([Questions.G20]/(10^(FLOOR(LOG([Questions.G20];10);1)));&quot; x10^&quot;;FLOOR(LOG([Questions.G20];10);1))" office:value-type="string" office:string-value="9.6 x10^16">
            <text:p>9.6 x10^16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Scientific to Standard</text:p>
          </table:table-cell>
          <table:table-cell table:style-name="Default"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style-name="ce1"/>
          <table:table-cell office:value-type="float" office:value="20">
            <text:p>20</text:p>
          </table:table-cell>
          <table:table-cell table:style-name="ce1"/>
        </table:table-row>
        <table:table-row table:style-name="ro2">
          <table:table-cell office:value-type="float" office:value="2">
            <text:p>2</text:p>
          </table:table-cell>
          <table:table-cell table:style-name="ce1"/>
          <table:table-cell office:value-type="float" office:value="21">
            <text:p>21</text:p>
          </table:table-cell>
          <table:table-cell table:style-name="ce1"/>
        </table:table-row>
        <table:table-row table:style-name="ro2">
          <table:table-cell office:value-type="float" office:value="3">
            <text:p>3</text:p>
          </table:table-cell>
          <table:table-cell table:style-name="ce1"/>
          <table:table-cell office:value-type="float" office:value="22">
            <text:p>22</text:p>
          </table:table-cell>
          <table:table-cell table:style-name="ce1"/>
        </table:table-row>
        <table:table-row table:style-name="ro2">
          <table:table-cell office:value-type="float" office:value="4">
            <text:p>4</text:p>
          </table:table-cell>
          <table:table-cell table:style-name="ce1"/>
          <table:table-cell office:value-type="float" office:value="23">
            <text:p>23</text:p>
          </table:table-cell>
          <table:table-cell table:style-name="ce1"/>
        </table:table-row>
        <table:table-row table:style-name="ro2">
          <table:table-cell office:value-type="float" office:value="5">
            <text:p>5</text:p>
          </table:table-cell>
          <table:table-cell table:style-name="ce1"/>
          <table:table-cell office:value-type="float" office:value="24">
            <text:p>24</text:p>
          </table:table-cell>
          <table:table-cell table:style-name="ce1"/>
        </table:table-row>
        <table:table-row table:style-name="ro2">
          <table:table-cell office:value-type="float" office:value="6">
            <text:p>6</text:p>
          </table:table-cell>
          <table:table-cell table:style-name="ce1"/>
          <table:table-cell office:value-type="float" office:value="25">
            <text:p>25</text:p>
          </table:table-cell>
          <table:table-cell table:style-name="ce1"/>
        </table:table-row>
        <table:table-row table:style-name="ro2">
          <table:table-cell office:value-type="float" office:value="7">
            <text:p>7</text:p>
          </table:table-cell>
          <table:table-cell table:style-name="ce1"/>
          <table:table-cell office:value-type="float" office:value="26">
            <text:p>26</text:p>
          </table:table-cell>
          <table:table-cell table:style-name="ce1"/>
        </table:table-row>
        <table:table-row table:style-name="ro2">
          <table:table-cell office:value-type="float" office:value="8">
            <text:p>8</text:p>
          </table:table-cell>
          <table:table-cell table:style-name="ce1"/>
          <table:table-cell office:value-type="float" office:value="27">
            <text:p>27</text:p>
          </table:table-cell>
          <table:table-cell table:style-name="ce1"/>
        </table:table-row>
        <table:table-row table:style-name="ro2">
          <table:table-cell office:value-type="float" office:value="9">
            <text:p>9</text:p>
          </table:table-cell>
          <table:table-cell table:style-name="ce1"/>
          <table:table-cell office:value-type="float" office:value="28">
            <text:p>28</text:p>
          </table:table-cell>
          <table:table-cell table:style-name="ce1"/>
        </table:table-row>
        <table:table-row table:style-name="ro2">
          <table:table-cell office:value-type="float" office:value="10">
            <text:p>10</text:p>
          </table:table-cell>
          <table:table-cell table:style-name="ce1"/>
          <table:table-cell office:value-type="float" office:value="29">
            <text:p>29</text:p>
          </table:table-cell>
          <table:table-cell table:style-name="ce1"/>
        </table:table-row>
        <table:table-row table:style-name="ro2">
          <table:table-cell office:value-type="float" office:value="11">
            <text:p>11</text:p>
          </table:table-cell>
          <table:table-cell table:style-name="ce1"/>
          <table:table-cell office:value-type="float" office:value="30">
            <text:p>30</text:p>
          </table:table-cell>
          <table:table-cell table:style-name="ce1"/>
        </table:table-row>
        <table:table-row table:style-name="ro2">
          <table:table-cell office:value-type="float" office:value="12">
            <text:p>12</text:p>
          </table:table-cell>
          <table:table-cell table:style-name="ce1"/>
          <table:table-cell office:value-type="float" office:value="31">
            <text:p>31</text:p>
          </table:table-cell>
          <table:table-cell table:style-name="ce1"/>
        </table:table-row>
        <table:table-row table:style-name="ro2">
          <table:table-cell office:value-type="float" office:value="13">
            <text:p>13</text:p>
          </table:table-cell>
          <table:table-cell table:style-name="ce1"/>
          <table:table-cell office:value-type="float" office:value="32">
            <text:p>32</text:p>
          </table:table-cell>
          <table:table-cell table:style-name="ce1"/>
        </table:table-row>
        <table:table-row table:style-name="ro2">
          <table:table-cell office:value-type="float" office:value="14">
            <text:p>14</text:p>
          </table:table-cell>
          <table:table-cell table:style-name="ce1"/>
          <table:table-cell office:value-type="float" office:value="33">
            <text:p>33</text:p>
          </table:table-cell>
          <table:table-cell table:style-name="ce1"/>
        </table:table-row>
        <table:table-row table:style-name="ro2">
          <table:table-cell office:value-type="float" office:value="15">
            <text:p>15</text:p>
          </table:table-cell>
          <table:table-cell table:style-name="ce1"/>
          <table:table-cell office:value-type="float" office:value="34">
            <text:p>34</text:p>
          </table:table-cell>
          <table:table-cell table:style-name="ce1"/>
        </table:table-row>
        <table:table-row table:style-name="ro2">
          <table:table-cell office:value-type="float" office:value="16">
            <text:p>16</text:p>
          </table:table-cell>
          <table:table-cell table:style-name="ce1"/>
          <table:table-cell office:value-type="float" office:value="35">
            <text:p>35</text:p>
          </table:table-cell>
          <table:table-cell table:style-name="ce1"/>
        </table:table-row>
        <table:table-row table:style-name="ro2">
          <table:table-cell office:value-type="float" office:value="17">
            <text:p>17</text:p>
          </table:table-cell>
          <table:table-cell table:style-name="ce1"/>
          <table:table-cell office:value-type="float" office:value="36">
            <text:p>36</text:p>
          </table:table-cell>
          <table:table-cell table:style-name="ce1"/>
        </table:table-row>
        <table:table-row table:style-name="ro2">
          <table:table-cell office:value-type="float" office:value="18">
            <text:p>18</text:p>
          </table:table-cell>
          <table:table-cell table:style-name="ce1"/>
          <table:table-cell office:value-type="float" office:value="37">
            <text:p>37</text:p>
          </table:table-cell>
          <table:table-cell table:style-name="ce1"/>
        </table:table-row>
        <table:table-row table:style-name="ro2">
          <table:table-cell office:value-type="float" office:value="19">
            <text:p>19</text:p>
          </table:table-cell>
          <table:table-cell table:style-name="ce1"/>
          <table:table-cell office:value-type="float" office:value="38">
            <text:p>38</text:p>
          </table:table-cell>
          <table:table-cell table:style-name="ce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5in" fo:margin-bottom="0.5in" fo:margin-left="0.5in" fo:margin-right="0.5in" style:table-centering="both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4/29/2018</text:date>, <text:time>22:3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1-31T12:33:49.69</meta:creation-date>
    <dc:date>2018-04-29T22:39:26.65</dc:date>
    <meta:editing-duration>PT1H8M25S</meta:editing-duration>
    <meta:editing-cycles>4</meta:editing-cycles>
    <meta:generator>OpenOffice/4.1.2$Win32 OpenOffice.org_project/412m3$Build-9782</meta:generator>
    <dc:creator>Ron Gould</dc:creator>
    <meta:document-statistic meta:table-count="2" meta:cell-count="328" meta:object-count="0"/>
  </office:meta>
</office:document-meta>
</file>